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ushhour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Kyra Kieskamp &amp; Oscar Keu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isualize the problem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resentation of board and car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urrent issues (1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urrent issue (2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urrent issue (3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ra Kieskamp</meta:initial-creator>
    <meta:creation-date>2015-11-17T16:52:38.38</meta:creation-date>
    <meta:editing-duration>PT4M14S</meta:editing-duration>
    <meta:editing-cycles>2</meta:editing-cycles>
    <dc:date>2015-11-17T16:56:43.02</dc:date>
    <dc:creator>Kyra Kieskamp</dc:creator>
    <meta:document-statistic meta:object-count="45"/>
    <meta:generator>OpenOffice/4.1.1$Win32 OpenOffice.org_project/411m6$Build-9775</meta:generator>
  </office:meta>
</office:document-meta>
</file>